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97541"/>
          <table:table-cell office:value-type="float" office:value="1.552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88.0"/>
          <table:table-cell office:value-type="float" office:value="2865.0"/>
          <table:table-cell office:value-type="float" office:value="149972.0"/>
          <table:table-cell office:value-type="float" office:value="517585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1368"/>
          <table:table-cell office:value-type="float" office:value="2.568"/>
          <table:table-cell office:value-type="float" office:value="1.2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489.0"/>
          <table:table-cell office:value-type="float" office:value="12161.0"/>
          <table:table-cell office:value-type="float" office:value="149972.0"/>
          <table:table-cell office:value-type="float" office:value="517585.0"/>
          <table:table-cell office:value-type="float" office:value="195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9045"/>
          <table:table-cell office:value-type="float" office:value="0.9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2301.0"/>
          <table:table-cell office:value-type="float" office:value="395550.0"/>
          <table:table-cell office:value-type="float" office:value="1578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55729"/>
          <table:table-cell office:value-type="float" office:value="2.179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30.0"/>
          <table:table-cell office:value-type="float" office:value="5979.0"/>
          <table:table-cell office:value-type="float" office:value="149972.0"/>
          <table:table-cell office:value-type="float" office:value="517585.0"/>
          <table:table-cell office:value-type="float" office:value="196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5371"/>
          <table:table-cell office:value-type="float" office:value="3.11"/>
          <table:table-cell office:value-type="float" office:value="1.77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064.0"/>
          <table:table-cell office:value-type="float" office:value="30186.0"/>
          <table:table-cell office:value-type="float" office:value="149972.0"/>
          <table:table-cell office:value-type="float" office:value="517585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5266"/>
          <table:table-cell office:value-type="float" office:value="0.9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2301.0"/>
          <table:table-cell office:value-type="float" office:value="395546.0"/>
          <table:table-cell office:value-type="float" office:value="1570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90138"/>
          <table:table-cell office:value-type="float" office:value="1.496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5.0"/>
          <table:table-cell office:value-type="float" office:value="2005.0"/>
          <table:table-cell office:value-type="float" office:value="149972.0"/>
          <table:table-cell office:value-type="float" office:value="517583.0"/>
          <table:table-cell office:value-type="float" office:value="195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7437"/>
          <table:table-cell office:value-type="float" office:value="1.69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077.0"/>
          <table:table-cell office:value-type="float" office:value="2057.0"/>
          <table:table-cell office:value-type="float" office:value="149972.0"/>
          <table:table-cell office:value-type="float" office:value="517583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0786"/>
          <table:table-cell office:value-type="float" office:value="1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2301.0"/>
          <table:table-cell office:value-type="float" office:value="395559.0"/>
          <table:table-cell office:value-type="float" office:value="1553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2435"/>
          <table:table-cell office:value-type="float" office:value="1.742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2.0"/>
          <table:table-cell office:value-type="float" office:value="6254.0"/>
          <table:table-cell office:value-type="float" office:value="149972.0"/>
          <table:table-cell office:value-type="float" office:value="517593.0"/>
          <table:table-cell office:value-type="float" office:value="195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76177"/>
          <table:table-cell office:value-type="float" office:value="2.325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538.0"/>
          <table:table-cell office:value-type="float" office:value="12777.0"/>
          <table:table-cell office:value-type="float" office:value="149972.0"/>
          <table:table-cell office:value-type="float" office:value="517593.0"/>
          <table:table-cell office:value-type="float" office:value="195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9728"/>
          <table:table-cell office:value-type="float" office:value="0.9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2301.0"/>
          <table:table-cell office:value-type="float" office:value="395559.0"/>
          <table:table-cell office:value-type="float" office:value="1575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.34395"/>
          <table:table-cell office:value-type="float" office:value="3.962"/>
          <table:table-cell office:value-type="float" office:value="2.68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9828.0"/>
          <table:table-cell office:value-type="float" office:value="37103.0"/>
          <table:table-cell office:value-type="float" office:value="149972.0"/>
          <table:table-cell office:value-type="float" office:value="517594.0"/>
          <table:table-cell office:value-type="float" office:value="195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15"/>
          <table:table-cell office:value-type="float" office:value="1.478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4.0"/>
          <table:table-cell office:value-type="float" office:value="894.0"/>
          <table:table-cell office:value-type="float" office:value="149972.0"/>
          <table:table-cell office:value-type="float" office:value="517594.0"/>
          <table:table-cell office:value-type="float" office:value="195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5698"/>
          <table:table-cell office:value-type="float" office:value="0.9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2301.0"/>
          <table:table-cell office:value-type="float" office:value="395567.0"/>
          <table:table-cell office:value-type="float" office:value="1580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30098"/>
          <table:table-cell office:value-type="float" office:value="0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6455"/>
          <table:table-cell office:value-type="float" office:value="0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1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96065"/>
          <table:table-cell office:value-type="float" office:value="0.6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1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85147"/>
          <table:table-cell office:value-type="float" office:value="1.476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08.0"/>
          <table:table-cell office:value-type="float" office:value="1597.0"/>
          <table:table-cell office:value-type="float" office:value="155885.0"/>
          <table:table-cell office:value-type="float" office:value="534788.0"/>
          <table:table-cell office:value-type="float" office:value="198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6996"/>
          <table:table-cell office:value-type="float" office:value="1.33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39.0"/>
          <table:table-cell office:value-type="float" office:value="651.0"/>
          <table:table-cell office:value-type="float" office:value="155885.0"/>
          <table:table-cell office:value-type="float" office:value="534788.0"/>
          <table:table-cell office:value-type="float" office:value="199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0186"/>
          <table:table-cell office:value-type="float" office:value="0.9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8237.0"/>
          <table:table-cell office:value-type="float" office:value="418671.0"/>
          <table:table-cell office:value-type="float" office:value="1584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73012"/>
          <table:table-cell office:value-type="float" office:value="1.33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.0"/>
          <table:table-cell office:value-type="float" office:value="685.0"/>
          <table:table-cell office:value-type="float" office:value="155885.0"/>
          <table:table-cell office:value-type="float" office:value="534798.0"/>
          <table:table-cell office:value-type="float" office:value="197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6398"/>
          <table:table-cell office:value-type="float" office:value="1.527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0.0"/>
          <table:table-cell office:value-type="float" office:value="1262.0"/>
          <table:table-cell office:value-type="float" office:value="155885.0"/>
          <table:table-cell office:value-type="float" office:value="534798.0"/>
          <table:table-cell office:value-type="float" office:value="198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9481"/>
          <table:table-cell office:value-type="float" office:value="0.9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8237.0"/>
          <table:table-cell office:value-type="float" office:value="418635.0"/>
          <table:table-cell office:value-type="float" office:value="1607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20664"/>
          <table:table-cell office:value-type="float" office:value="1.776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87.0"/>
          <table:table-cell office:value-type="float" office:value="5518.0"/>
          <table:table-cell office:value-type="float" office:value="155885.0"/>
          <table:table-cell office:value-type="float" office:value="534807.0"/>
          <table:table-cell office:value-type="float" office:value="198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9395"/>
          <table:table-cell office:value-type="float" office:value="1.501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8.0"/>
          <table:table-cell office:value-type="float" office:value="1969.0"/>
          <table:table-cell office:value-type="float" office:value="155885.0"/>
          <table:table-cell office:value-type="float" office:value="534807.0"/>
          <table:table-cell office:value-type="float" office:value="198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2352"/>
          <table:table-cell office:value-type="float" office:value="0.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8237.0"/>
          <table:table-cell office:value-type="float" office:value="418627.0"/>
          <table:table-cell office:value-type="float" office:value="1570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25255"/>
          <table:table-cell office:value-type="float" office:value="0.8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8943"/>
          <table:table-cell office:value-type="float" office:value="0.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6118"/>
          <table:table-cell office:value-type="float" office:value="0.6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2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28552"/>
          <table:table-cell office:value-type="float" office:value="0.95"/>
          <table:table-cell office:value-type="float" office:value="0.2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28.0"/>
          <table:table-cell office:value-type="float" office:value="2477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7249"/>
          <table:table-cell office:value-type="float" office:value="1.121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30.0"/>
          <table:table-cell office:value-type="float" office:value="5061.0"/>
          <table:table-cell office:value-type="float" office:value="69732.0"/>
          <table:table-cell office:value-type="float" office:value="233386.0"/>
          <table:table-cell office:value-type="float" office:value="142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1318"/>
          <table:table-cell office:value-type="float" office:value="0.4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669.0"/>
          <table:table-cell office:value-type="float" office:value="147648.0"/>
          <table:table-cell office:value-type="float" office:value="1205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27598"/>
          <table:table-cell office:value-type="float" office:value="0.893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77.0"/>
          <table:table-cell office:value-type="float" office:value="3032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6599"/>
          <table:table-cell office:value-type="float" office:value="1.154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55.0"/>
          <table:table-cell office:value-type="float" office:value="5569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9941"/>
          <table:table-cell office:value-type="float" office:value="0.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669.0"/>
          <table:table-cell office:value-type="float" office:value="147648.0"/>
          <table:table-cell office:value-type="float" office:value="1215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15421"/>
          <table:table-cell office:value-type="float" office:value="0.78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70.0"/>
          <table:table-cell office:value-type="float" office:value="2646.0"/>
          <table:table-cell office:value-type="float" office:value="69732.0"/>
          <table:table-cell office:value-type="float" office:value="233386.0"/>
          <table:table-cell office:value-type="float" office:value="143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6968"/>
          <table:table-cell office:value-type="float" office:value="0.733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12.0"/>
          <table:table-cell office:value-type="float" office:value="838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3033"/>
          <table:table-cell office:value-type="float" office:value="0.4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669.0"/>
          <table:table-cell office:value-type="float" office:value="147648.0"/>
          <table:table-cell office:value-type="float" office:value="1138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45861"/>
          <table:table-cell office:value-type="float" office:value="1.103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144.0"/>
          <table:table-cell office:value-type="float" office:value="5652.0"/>
          <table:table-cell office:value-type="float" office:value="69732.0"/>
          <table:table-cell office:value-type="float" office:value="233386.0"/>
          <table:table-cell office:value-type="float" office:value="144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806"/>
          <table:table-cell office:value-type="float" office:value="1.832"/>
          <table:table-cell office:value-type="float" office:value="1.2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243.0"/>
          <table:table-cell office:value-type="float" office:value="13200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1291"/>
          <table:table-cell office:value-type="float" office:value="0.4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669.0"/>
          <table:table-cell office:value-type="float" office:value="147648.0"/>
          <table:table-cell office:value-type="float" office:value="1138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36358"/>
          <table:table-cell office:value-type="float" office:value="0.98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6.0"/>
          <table:table-cell office:value-type="float" office:value="4928.0"/>
          <table:table-cell office:value-type="float" office:value="69732.0"/>
          <table:table-cell office:value-type="float" office:value="233386.0"/>
          <table:table-cell office:value-type="float" office:value="142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3675"/>
          <table:table-cell office:value-type="float" office:value="1.079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845.0"/>
          <table:table-cell office:value-type="float" office:value="4235.0"/>
          <table:table-cell office:value-type="float" office:value="69732.0"/>
          <table:table-cell office:value-type="float" office:value="233386.0"/>
          <table:table-cell office:value-type="float" office:value="142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45"/>
          <table:table-cell office:value-type="float" office:value="0.3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669.0"/>
          <table:table-cell office:value-type="float" office:value="147648.0"/>
          <table:table-cell office:value-type="float" office:value="1224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30282"/>
          <table:table-cell office:value-type="float" office:value="1.917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39.0"/>
          <table:table-cell office:value-type="float" office:value="6871.0"/>
          <table:table-cell office:value-type="float" office:value="145524.0"/>
          <table:table-cell office:value-type="float" office:value="503468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6357"/>
          <table:table-cell office:value-type="float" office:value="1.392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8.0"/>
          <table:table-cell office:value-type="float" office:value="703.0"/>
          <table:table-cell office:value-type="float" office:value="145524.0"/>
          <table:table-cell office:value-type="float" office:value="503468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507"/>
          <table:table-cell office:value-type="float" office:value="0.9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7809.0"/>
          <table:table-cell office:value-type="float" office:value="377890.0"/>
          <table:table-cell office:value-type="float" office:value="1553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.27818"/>
          <table:table-cell office:value-type="float" office:value="3.74"/>
          <table:table-cell office:value-type="float" office:value="1.56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664.0"/>
          <table:table-cell office:value-type="float" office:value="10328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8013"/>
          <table:table-cell office:value-type="float" office:value="1.721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974.0"/>
          <table:table-cell office:value-type="float" office:value="7537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2175"/>
          <table:table-cell office:value-type="float" office:value="0.7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7809.0"/>
          <table:table-cell office:value-type="float" office:value="377890.0"/>
          <table:table-cell office:value-type="float" office:value="1480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85344"/>
          <table:table-cell office:value-type="float" office:value="1.399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35.0"/>
          <table:table-cell office:value-type="float" office:value="1362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4643"/>
          <table:table-cell office:value-type="float" office:value="4.874"/>
          <table:table-cell office:value-type="float" office:value="3.6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4799.0"/>
          <table:table-cell office:value-type="float" office:value="58018.0"/>
          <table:table-cell office:value-type="float" office:value="145524.0"/>
          <table:table-cell office:value-type="float" office:value="503467.0"/>
          <table:table-cell office:value-type="float" office:value="194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532"/>
          <table:table-cell office:value-type="float" office:value="0.8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7809.0"/>
          <table:table-cell office:value-type="float" office:value="377890.0"/>
          <table:table-cell office:value-type="float" office:value="1554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80574"/>
          <table:table-cell office:value-type="float" office:value="2.424"/>
          <table:table-cell office:value-type="float" office:value="1.2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67.0"/>
          <table:table-cell office:value-type="float" office:value="10143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4248"/>
          <table:table-cell office:value-type="float" office:value="2.058"/>
          <table:table-cell office:value-type="float" office:value="0.7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849.0"/>
          <table:table-cell office:value-type="float" office:value="15308.0"/>
          <table:table-cell office:value-type="float" office:value="145524.0"/>
          <table:table-cell office:value-type="float" office:value="503467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9573"/>
          <table:table-cell office:value-type="float" office:value="0.9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7809.0"/>
          <table:table-cell office:value-type="float" office:value="377890.0"/>
          <table:table-cell office:value-type="float" office:value="1535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90651"/>
          <table:table-cell office:value-type="float" office:value="1.557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9.0"/>
          <table:table-cell office:value-type="float" office:value="2926.0"/>
          <table:table-cell office:value-type="float" office:value="145524.0"/>
          <table:table-cell office:value-type="float" office:value="503469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413"/>
          <table:table-cell office:value-type="float" office:value="1.671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56.0"/>
          <table:table-cell office:value-type="float" office:value="3676.0"/>
          <table:table-cell office:value-type="float" office:value="145524.0"/>
          <table:table-cell office:value-type="float" office:value="503469.0"/>
          <table:table-cell office:value-type="float" office:value="19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4416"/>
          <table:table-cell office:value-type="float" office:value="0.9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7809.0"/>
          <table:table-cell office:value-type="float" office:value="377886.0"/>
          <table:table-cell office:value-type="float" office:value="1543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92441"/>
          <table:table-cell office:value-type="float" office:value="0.28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806.0"/>
          <table:table-cell office:value-type="float" office:value="23226.0"/>
          <table:table-cell office:value-type="float" office:value="78508.0"/>
          <table:table-cell office:value-type="float" office:value="114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6047"/>
          <table:table-cell office:value-type="float" office:value="0.2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69.0"/>
          <table:table-cell office:value-type="float" office:value="23226.0"/>
          <table:table-cell office:value-type="float" office:value="78508.0"/>
          <table:table-cell office:value-type="float" office:value="10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42124"/>
          <table:table-cell office:value-type="float" office:value="0.1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645.0"/>
          <table:table-cell office:value-type="float" office:value="60634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97633"/>
          <table:table-cell office:value-type="float" office:value="0.551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0.0"/>
          <table:table-cell office:value-type="float" office:value="3397.0"/>
          <table:table-cell office:value-type="float" office:value="23226.0"/>
          <table:table-cell office:value-type="float" office:value="78508.0"/>
          <table:table-cell office:value-type="float" office:value="115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06665"/>
          <table:table-cell office:value-type="float" office:value="0.2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7.0"/>
          <table:table-cell office:value-type="float" office:value="23226.0"/>
          <table:table-cell office:value-type="float" office:value="78508.0"/>
          <table:table-cell office:value-type="float" office:value="113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80741"/>
          <table:table-cell office:value-type="float" office:value="0.2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645.0"/>
          <table:table-cell office:value-type="float" office:value="60633.0"/>
          <table:table-cell office:value-type="float" office:value="1020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34004"/>
          <table:table-cell office:value-type="float" office:value="0.2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337.0"/>
          <table:table-cell office:value-type="float" office:value="23226.0"/>
          <table:table-cell office:value-type="float" office:value="78508.0"/>
          <table:table-cell office:value-type="float" office:value="115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77484"/>
          <table:table-cell office:value-type="float" office:value="0.1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5.0"/>
          <table:table-cell office:value-type="float" office:value="23226.0"/>
          <table:table-cell office:value-type="float" office:value="78508.0"/>
          <table:table-cell office:value-type="float" office:value="105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43262"/>
          <table:table-cell office:value-type="float" office:value="0.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645.0"/>
          <table:table-cell office:value-type="float" office:value="60633.0"/>
          <table:table-cell office:value-type="float" office:value="1068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76254"/>
          <table:table-cell office:value-type="float" office:value="0.26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655.0"/>
          <table:table-cell office:value-type="float" office:value="23226.0"/>
          <table:table-cell office:value-type="float" office:value="78508.0"/>
          <table:table-cell office:value-type="float" office:value="115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95506"/>
          <table:table-cell office:value-type="float" office:value="0.2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23226.0"/>
          <table:table-cell office:value-type="float" office:value="78508.0"/>
          <table:table-cell office:value-type="float" office:value="115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35944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645.0"/>
          <table:table-cell office:value-type="float" office:value="60633.0"/>
          <table:table-cell office:value-type="float" office:value="1037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1583"/>
          <table:table-cell office:value-type="float" office:value="0.25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9.0"/>
          <table:table-cell office:value-type="float" office:value="636.0"/>
          <table:table-cell office:value-type="float" office:value="23226.0"/>
          <table:table-cell office:value-type="float" office:value="78508.0"/>
          <table:table-cell office:value-type="float" office:value="11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30385"/>
          <table:table-cell office:value-type="float" office:value="0.2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37.0"/>
          <table:table-cell office:value-type="float" office:value="23226.0"/>
          <table:table-cell office:value-type="float" office:value="78508.0"/>
          <table:table-cell office:value-type="float" office:value="110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84517"/>
          <table:table-cell office:value-type="float" office:value="0.2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6645.0"/>
          <table:table-cell office:value-type="float" office:value="60633.0"/>
          <table:table-cell office:value-type="float" office:value="1013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